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XJCED+Symbol" svg:font-family="HXJCED+Symbol"/>
    <style:font-face style:name="OpenSymbol" svg:font-family="OpenSymbol"/>
    <style:font-face style:name="TUNAZI+Cambria" svg:font-family="TUNAZI+Cambria"/>
    <style:font-face style:name="VGBWEV+Cambria" svg:font-family="VGBWEV+Cambria"/>
    <style:font-face style:name="ZQBNZH+Courier" svg:font-family="ZQBNZH+Courier"/>
    <style:font-face style:name="Courier New" svg:font-family="'Courier New'" style:font-family-generic="modern"/>
    <style:font-face style:name="QSIIRO+Courier-Oblique" svg:font-family="QSIIRO+Courier-Oblique" style:font-family-generic="script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5.2424in" fo:margin-left="0.1757in" fo:margin-right="1.1278in" table:align="margins" style:writing-mode="lr-tb"/>
    </style:style>
    <style:style style:name="Table1.A" style:family="table-column">
      <style:table-column-properties style:column-width="1.1271in" style:rel-column-width="14089*"/>
    </style:style>
    <style:style style:name="Table1.B" style:family="table-column">
      <style:table-column-properties style:column-width="1.6563in" style:rel-column-width="20704*"/>
    </style:style>
    <style:style style:name="Table1.C" style:family="table-column">
      <style:table-column-properties style:column-width="1.2382in" style:rel-column-width="15478*"/>
    </style:style>
    <style:style style:name="Table1.D" style:family="table-column">
      <style:table-column-properties style:column-width="1.2208in" style:rel-column-width="1526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D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D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3.2563in" fo:margin-left="0.1778in" fo:margin-right="3.1118in" table:align="margins" style:writing-mode="lr-tb"/>
    </style:style>
    <style:style style:name="Table2.A" style:family="table-column">
      <style:table-column-properties style:column-width="2.034in" style:rel-column-width="40936*"/>
    </style:style>
    <style:style style:name="Table2.B" style:family="table-column">
      <style:table-column-properties style:column-width="1.2222in" style:rel-column-width="2459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2.B1" style:family="table-cell">
      <style:table-cell-properties style:vertical-align="top" fo:padding="0.0382in" fo:border="0.05pt solid #000000" style:writing-mode="lr-tb"/>
    </style:style>
    <style:style style:name="Table2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2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2.B6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4" style:family="table">
      <style:table-properties style:width="3.2563in" fo:margin-left="0.1778in" fo:margin-right="3.1118in" table:align="margins" style:writing-mode="lr-tb"/>
    </style:style>
    <style:style style:name="Table4.A" style:family="table-column">
      <style:table-column-properties style:column-width="2.034in" style:rel-column-width="40936*"/>
    </style:style>
    <style:style style:name="Table4.B" style:family="table-column">
      <style:table-column-properties style:column-width="1.2222in" style:rel-column-width="24599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4.B1" style:family="table-cell">
      <style:table-cell-properties style:vertical-align="top" fo:padding="0.0382in" fo:border="0.05pt solid #000000" style:writing-mode="lr-tb"/>
    </style:style>
    <style:style style:name="Table4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4.B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3" style:family="table">
      <style:table-properties style:width="6.1389in" fo:margin-left="0.1299in" fo:margin-right="0.2771in" table:align="margins" style:writing-mode="lr-tb"/>
    </style:style>
    <style:style style:name="Table3.A" style:family="table-column">
      <style:table-column-properties style:column-width="1.4438in" style:rel-column-width="15412*"/>
    </style:style>
    <style:style style:name="Table3.B" style:family="table-column">
      <style:table-column-properties style:column-width="1.7833in" style:rel-column-width="19037*"/>
    </style:style>
    <style:style style:name="Table3.C" style:family="table-column">
      <style:table-column-properties style:column-width="2.9118in" style:rel-column-width="31086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3.C1" style:family="table-cell">
      <style:table-cell-properties style:vertical-align="top" fo:padding="0.0382in" fo:border="0.05pt solid #000000" style:writing-mode="lr-tb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3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3.C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3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3.C4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3.C5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style:snap-to-layout-grid="false"/>
      <style:text-properties fo:font-size="10pt" officeooo:rsid="002025ab" officeooo:paragraph-rsid="002025ab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officeooo:rsid="002025ab" officeooo:paragraph-rsid="00296a82" style:font-size-asian="10pt" style:font-size-complex="10pt"/>
    </style:style>
    <style:style style:name="P5" style:family="paragraph" style:parent-style-name="Standard">
      <style:paragraph-properties style:snap-to-layout-grid="false"/>
      <style:text-properties fo:font-size="10pt" officeooo:rsid="002bf685" officeooo:paragraph-rsid="002bf685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 style:snap-to-layout-grid="false"/>
      <style:text-properties fo:font-size="14pt" officeooo:rsid="00204057" officeooo:paragraph-rsid="00204057" style:font-size-asian="14pt" style:font-size-complex="14pt"/>
    </style:style>
    <style:style style:name="P8" style:family="paragraph" style:parent-style-name="Standard">
      <style:paragraph-properties fo:text-align="end" style:justify-single-word="false" style:snap-to-layout-grid="false"/>
      <style:text-properties fo:font-size="14pt" officeooo:rsid="002bf685" officeooo:paragraph-rsid="002bf685" style:font-size-asian="14pt" style:font-size-complex="14pt"/>
    </style:style>
    <style:style style:name="P9" style:family="paragraph" style:parent-style-name="Standard">
      <style:paragraph-properties fo:text-align="end" style:justify-single-word="false" style:snap-to-layout-grid="false"/>
      <style:text-properties fo:font-size="14pt" officeooo:rsid="002fd312" officeooo:paragraph-rsid="002fd312" style:font-size-asian="14pt" style:font-size-complex="14pt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text-properties fo:language="en" fo:country="US" officeooo:paragraph-rsid="00263a6b"/>
    </style:style>
    <style:style style:name="P12" style:family="paragraph" style:parent-style-name="Standard">
      <style:text-properties fo:language="en" fo:country="US" fo:font-weight="bold" officeooo:paragraph-rsid="0026f49c" style:font-weight-asian="bold" style:font-weight-complex="bold"/>
    </style:style>
    <style:style style:name="P13" style:family="paragraph" style:parent-style-name="Standard">
      <style:text-properties officeooo:paragraph-rsid="00263a6b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UNAZI+Cambria" fo:font-size="10pt" style:font-name-asian="TUNAZI+Cambria" style:font-size-asian="10pt" style:font-name-complex="TUNAZI+Cambria" style:font-size-complex="10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TUNAZI+Cambria" fo:font-size="12pt" style:font-name-asian="TUNAZI+Cambria" style:font-size-asian="12pt" style:font-name-complex="TUNAZI+Cambria" style:font-size-complex="12pt"/>
    </style:style>
    <style:style style:name="P16" style:family="paragraph" style:parent-style-name="Standard">
      <style:paragraph-properties style:text-autospace="none"/>
      <style:text-properties style:font-name="TUNAZI+Cambria" fo:font-size="12pt" style:font-name-asian="TUNAZI+Cambria" style:font-size-asian="12pt" style:font-name-complex="TUNAZI+Cambria" style:font-size-complex="12pt"/>
    </style:style>
    <style:style style:name="P17" style:family="paragraph" style:parent-style-name="Standard">
      <style:paragraph-properties style:text-autospace="none"/>
      <style:text-properties style:font-name="TUNAZI+Cambria" fo:font-size="12pt" officeooo:paragraph-rsid="0026f49c" style:font-name-asian="TUNAZI+Cambria" style:font-size-asian="12pt" style:font-name-complex="TUNAZI+Cambria" style:font-size-complex="12pt"/>
    </style:style>
    <style:style style:name="P18" style:family="paragraph" style:parent-style-name="Standard">
      <style:text-properties style:font-name="TUNAZI+Cambria" fo:font-size="12pt" officeooo:paragraph-rsid="00263a6b" style:font-name-asian="TUNAZI+Cambria" style:font-size-asian="12pt" style:font-name-complex="TUNAZI+Cambria" style:font-size-complex="12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TUNAZI+Cambria" fo:font-size="12pt" officeooo:rsid="00204057" officeooo:paragraph-rsid="0026f49c" style:font-name-asian="TUNAZI+Cambria" style:font-size-asian="12pt" style:font-name-complex="TUNAZI+Cambria" style:font-size-complex="12pt"/>
    </style:style>
    <style:style style:name="P20" style:family="paragraph" style:parent-style-name="Standard">
      <style:paragraph-properties style:text-autospace="none"/>
      <style:text-properties style:font-name="TUNAZI+Cambria" fo:font-size="12pt" officeooo:rsid="002bf685" officeooo:paragraph-rsid="002bf685" style:font-name-asian="TUNAZI+Cambria" style:font-size-asian="12pt" style:font-name-complex="TUNAZI+Cambria" style:font-size-complex="12pt"/>
    </style:style>
    <style:style style:name="P21" style:family="paragraph" style:parent-style-name="Standard">
      <style:text-properties style:font-name="TUNAZI+Cambria" fo:font-size="12pt" fo:language="en" fo:country="US" style:font-name-asian="TUNAZI+Cambria" style:font-size-asian="12pt" style:font-name-complex="TUNAZI+Cambria" style:font-size-complex="12pt"/>
    </style:style>
    <style:style style:name="P22" style:family="paragraph" style:parent-style-name="Standard">
      <style:paragraph-properties style:text-autospace="none"/>
    </style:style>
    <style:style style:name="P23" style:family="paragraph" style:parent-style-name="Standard">
      <style:paragraph-properties style:text-autospace="none"/>
      <style:text-properties officeooo:paragraph-rsid="0026f49c"/>
    </style:style>
    <style:style style:name="P24" style:family="paragraph" style:parent-style-name="Standard">
      <style:paragraph-properties fo:text-align="start" style:justify-single-word="false" style:text-autospace="none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TUNAZI+Cambria" fo:font-size="10pt" style:font-name-asian="TUNAZI+Cambria" style:font-size-asian="10pt" style:font-name-complex="TUNAZI+Cambria" style:font-size-complex="10pt"/>
    </style:style>
    <style:style style:name="P26" style:family="paragraph" style:parent-style-name="Standard">
      <style:text-properties fo:color="#000000" style:font-name="TUNAZI+Cambria" fo:font-size="12pt" style:font-name-asian="TUNAZI+Cambria" style:font-size-asian="12pt" style:font-name-complex="TUNAZI+Cambria" style:font-size-complex="12pt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TUNAZI+Cambria" fo:font-size="12pt" style:font-name-asian="TUNAZI+Cambria" style:font-size-asian="12pt" style:font-name-complex="TUNAZI+Cambria" style:font-size-complex="12pt"/>
    </style:style>
    <style:style style:name="P28" style:family="paragraph" style:parent-style-name="Standard">
      <style:paragraph-properties fo:text-align="start" style:justify-single-word="false" style:text-autospace="none"/>
      <style:text-properties fo:color="#000000" style:font-name="VGBWEV+Cambria" fo:font-size="10pt" style:font-name-asian="VGBWEV+Cambria" style:font-size-asian="10pt" style:font-name-complex="VGBWEV+Cambria" style:font-size-complex="10pt"/>
    </style:style>
    <style:style style:name="P29" style:family="paragraph" style:parent-style-name="Standard">
      <style:paragraph-properties fo:text-align="start" style:justify-single-word="false" style:text-autospace="none"/>
      <style:text-properties fo:color="#000000" style:font-name="ZQBNZH+Courier" fo:font-size="10pt" style:font-name-asian="ZQBNZH+Courier" style:font-size-asian="10pt" style:font-name-complex="ZQBNZH+Courier" style:font-size-complex="10pt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Courier" fo:font-size="7pt" style:font-name-asian="VGBWEV+Cambria" style:font-size-asian="7pt" style:font-name-complex="VGBWEV+Cambria" style:font-size-complex="7pt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Courier" fo:font-size="7pt" officeooo:paragraph-rsid="002d1582" style:font-name-asian="VGBWEV+Cambria" style:font-size-asian="7pt" style:font-name-complex="VGBWEV+Cambria" style:font-size-complex="7pt"/>
    </style:style>
    <style:style style:name="P32" style:family="paragraph" style:parent-style-name="Standard">
      <style:text-properties officeooo:paragraph-rsid="002579fe"/>
    </style:style>
    <style:style style:name="P33" style:family="paragraph" style:parent-style-name="Standard">
      <style:paragraph-properties fo:text-align="start" style:justify-single-word="false" style:text-autospace="none"/>
      <style:text-properties style:font-name="VGBWEV+Cambria" fo:font-size="10pt" style:font-name-asian="VGBWEV+Cambria" style:font-size-asian="10pt" style:font-name-complex="VGBWEV+Cambria" style:font-size-complex="10pt"/>
    </style:style>
    <style:style style:name="P34" style:family="paragraph" style:parent-style-name="Standard">
      <style:paragraph-properties style:text-autospace="none"/>
      <style:text-properties style:font-name="VGBWEV+Cambria" fo:font-size="10pt" style:font-name-asian="VGBWEV+Cambria" style:font-size-asian="10pt" style:font-name-complex="VGBWEV+Cambria" style:font-size-complex="10pt"/>
    </style:style>
    <style:style style:name="P35" style:family="paragraph" style:parent-style-name="Standard">
      <style:paragraph-properties style:text-autospace="none"/>
      <style:text-properties style:font-name="VGBWEV+Cambria" fo:font-size="12pt" style:font-name-asian="VGBWEV+Cambria" style:font-size-asian="12pt" style:font-name-complex="VGBWEV+Cambria" style:font-size-complex="12pt"/>
    </style:style>
    <style:style style:name="P36" style:family="paragraph" style:parent-style-name="Standard">
      <style:paragraph-properties style:text-autospace="none"/>
      <style:text-properties fo:color="#0000ff" style:font-name="TUNAZI+Cambria" fo:font-size="12pt" style:font-name-asian="TUNAZI+Cambria" style:font-size-asian="12pt" style:font-name-complex="TUNAZI+Cambria" style:font-size-complex="12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urier" fo:font-size="7pt" style:font-name-asian="VGBWEV+Cambria" style:font-size-asian="7pt" style:font-name-complex="VGBWEV+Cambria" style:font-size-complex="7pt"/>
    </style:style>
    <style:style style:name="P38" style:family="paragraph" style:parent-style-name="Standard">
      <style:paragraph-properties style:text-autospace="none"/>
      <style:text-properties style:font-name="Courier" fo:font-size="7pt" style:font-name-asian="VGBWEV+Cambria" style:font-size-asian="7pt" style:font-name-complex="VGBWEV+Cambria" style:font-size-complex="7pt"/>
    </style:style>
    <style:style style:name="P39" style:family="paragraph" style:parent-style-name="Standard">
      <style:text-properties officeooo:paragraph-rsid="0026f49c"/>
    </style:style>
    <style:style style:name="P40" style:family="paragraph" style:parent-style-name="Standard">
      <style:paragraph-properties fo:margin-left="0in" fo:margin-right="0in" fo:text-indent="0.4917in" style:auto-text-indent="false"/>
    </style:style>
    <style:style style:name="P41" style:family="paragraph" style:parent-style-name="Standard">
      <style:paragraph-properties fo:margin-left="0in" fo:margin-right="0in" fo:text-indent="0.4917in" style:auto-text-indent="false"/>
      <style:text-properties fo:language="en" fo:country="US"/>
    </style:style>
    <style:style style:name="P42" style:family="paragraph" style:parent-style-name="Standard">
      <style:paragraph-properties fo:margin-left="0.4917in" fo:margin-right="0in" fo:text-indent="0in" style:auto-text-indent="false"/>
    </style:style>
    <style:style style:name="P43" style:family="paragraph" style:parent-style-name="Standard">
      <style:paragraph-properties fo:margin-left="0.4917in" fo:margin-right="0in" fo:text-indent="0in" style:auto-text-indent="false"/>
      <style:text-properties style:font-name="TUNAZI+Cambria" fo:font-size="12pt" style:font-name-asian="TUNAZI+Cambria" style:font-size-asian="12pt" style:font-name-complex="TUNAZI+Cambria" style:font-size-complex="12pt"/>
    </style:style>
    <style:style style:name="P44" style:family="paragraph" style:parent-style-name="Standard">
      <style:paragraph-properties fo:margin-left="0.4917in" fo:margin-right="0in" fo:text-indent="0.4917in" style:auto-text-indent="false"/>
    </style:style>
    <style:style style:name="P45" style:family="paragraph" style:parent-style-name="Standard">
      <style:paragraph-properties fo:margin-left="0.25in" fo:margin-right="0in" fo:text-indent="0in" style:auto-text-indent="false"/>
    </style:style>
    <style:style style:name="P46" style:family="paragraph" style:parent-style-name="Standard">
      <style:paragraph-properties fo:margin-left="0in" fo:margin-right="0in" fo:text-indent="0in" style:auto-text-indent="false"/>
      <style:text-properties officeooo:paragraph-rsid="00263a6b"/>
    </style:style>
    <style:style style:name="P47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officeooo:paragraph-rsid="003227c7"/>
    </style:style>
    <style:style style:name="P48" style:family="paragraph" style:parent-style-name="Standard">
      <style:paragraph-properties fo:margin-left="0.25in" fo:margin-right="0in" fo:text-indent="0.2417in" style:auto-text-indent="false"/>
    </style:style>
    <style:style style:name="P49" style:family="paragraph" style:parent-style-name="Standard" style:list-style-name="WW8Num5"/>
    <style:style style:name="P50" style:family="paragraph" style:parent-style-name="Standard" style:list-style-name="WW8Num2"/>
    <style:style style:name="P51" style:family="paragraph" style:parent-style-name="Standard" style:list-style-name="WW8Num3">
      <style:text-properties officeooo:paragraph-rsid="00263a6b"/>
    </style:style>
    <style:style style:name="P52" style:family="paragraph" style:parent-style-name="Standard" style:list-style-name="WW8Num7">
      <style:text-properties officeooo:paragraph-rsid="00263a6b"/>
    </style:style>
    <style:style style:name="P53" style:family="paragraph" style:parent-style-name="Standard" style:list-style-name="L1">
      <style:text-properties fo:language="en" fo:country="US"/>
    </style:style>
    <style:style style:name="P54" style:family="paragraph" style:parent-style-name="Standard" style:list-style-name="WW8Num8"/>
    <style:style style:name="P55" style:family="paragraph" style:parent-style-name="Standard" style:list-style-name="WW8Num6"/>
    <style:style style:name="P56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  <style:text-properties style:font-name="TUNAZI+Cambria" fo:font-size="12pt" officeooo:rsid="003227c7" officeooo:paragraph-rsid="003227c7" style:font-name-asian="TUNAZI+Cambria" style:font-size-asian="12pt" style:font-name-complex="TUNAZI+Cambria" style:font-size-complex="12pt"/>
    </style:style>
    <style:style style:name="P57" style:family="paragraph" style:parent-style-name="Text_20_body">
      <style:paragraph-properties fo:text-align="start" style:justify-single-word="false" style:text-autospace="none"/>
      <style:text-properties style:font-name="TUNAZI+Cambria" fo:font-size="12pt" officeooo:rsid="003227c7" officeooo:paragraph-rsid="003227c7" style:font-name-asian="TUNAZI+Cambria" style:font-size-asian="12pt" style:font-name-complex="TUNAZI+Cambria" style:font-size-complex="12pt"/>
    </style:style>
    <style:style style:name="P58" style:family="paragraph" style:parent-style-name="Heading_20_2" style:list-style-name="WW8Num4"/>
    <style:style style:name="P59" style:family="paragraph" style:parent-style-name="Heading_20_2" style:list-style-name="WW8Num4">
      <style:text-properties officeooo:paragraph-rsid="002bf685"/>
    </style:style>
    <style:style style:name="P60" style:family="paragraph" style:parent-style-name="Heading_20_2" style:list-style-name="WW8Num4">
      <style:text-properties officeooo:rsid="002579fe" officeooo:paragraph-rsid="002579fe"/>
    </style:style>
    <style:style style:name="P61" style:family="paragraph" style:parent-style-name="Heading_20_2" style:list-style-name="WW8Num4">
      <style:paragraph-properties fo:margin-left="0in" fo:margin-right="0in" fo:text-align="start" style:justify-single-word="false" fo:text-indent="0in" style:auto-text-indent="false" style:text-autospace="none"/>
      <style:text-properties style:font-name="TUNAZI+Cambria" fo:font-size="12pt" officeooo:rsid="003227c7" officeooo:paragraph-rsid="003227c7" style:font-name-asian="TUNAZI+Cambria" style:font-size-asian="12pt" style:font-name-complex="TUNAZI+Cambria" style:font-size-complex="12pt"/>
    </style:style>
    <style:style style:name="P62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26f49c" style:font-weight-asian="bold" style:font-weight-complex="bold"/>
    </style:style>
    <style:style style:name="T4" style:family="text">
      <style:text-properties fo:language="en" fo:country="US" officeooo:rsid="002a797b"/>
    </style:style>
    <style:style style:name="T5" style:family="text">
      <style:text-properties style:font-name-complex="Cambri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04057"/>
    </style:style>
    <style:style style:name="T10" style:family="text">
      <style:text-properties style:font-name="TUNAZI+Cambria" fo:font-size="12pt" style:font-name-asian="TUNAZI+Cambria" style:font-size-asian="12pt" style:font-name-complex="TUNAZI+Cambria" style:font-size-complex="12pt"/>
    </style:style>
    <style:style style:name="T11" style:family="text">
      <style:text-properties style:font-name="TUNAZI+Cambria" fo:font-size="12pt" officeooo:rsid="0026f49c" style:font-name-asian="TUNAZI+Cambria" style:font-size-asian="12pt" style:font-name-complex="TUNAZI+Cambria" style:font-size-complex="12pt"/>
    </style:style>
    <style:style style:name="T12" style:family="text">
      <style:text-properties style:font-name="TUNAZI+Cambria" fo:font-size="12pt" officeooo:rsid="00275168" style:font-name-asian="TUNAZI+Cambria" style:font-size-asian="12pt" style:font-name-complex="TUNAZI+Cambria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22c16d" style:font-size-asian="12pt" style:font-size-complex="12pt"/>
    </style:style>
    <style:style style:name="T15" style:family="text">
      <style:text-properties fo:font-size="12pt" officeooo:rsid="00296a82" style:font-size-asian="12pt" style:font-size-complex="12pt"/>
    </style:style>
    <style:style style:name="T16" style:family="text">
      <style:text-properties officeooo:rsid="0021e417"/>
    </style:style>
    <style:style style:name="T17" style:family="text">
      <style:text-properties officeooo:rsid="00229f37"/>
    </style:style>
    <style:style style:name="T18" style:family="text">
      <style:text-properties officeooo:rsid="0022b8d2"/>
    </style:style>
    <style:style style:name="T19" style:family="text">
      <style:text-properties style:font-name="HXJCED+Symbol" fo:font-size="12pt" style:font-name-asian="HXJCED+Symbol" style:font-size-asian="12pt" style:font-name-complex="HXJCED+Symbol" style:font-size-complex="12pt"/>
    </style:style>
    <style:style style:name="T20" style:family="text">
      <style:text-properties style:font-name="QSIIRO+Courier-Oblique" style:font-name-asian="QSIIRO+Courier-Oblique" style:font-name-complex="QSIIRO+Courier-Oblique"/>
    </style:style>
    <style:style style:name="T21" style:family="text">
      <style:text-properties style:font-name="ZQBNZH+Courier" style:font-name-asian="ZQBNZH+Courier" style:font-name-complex="ZQBNZH+Courier"/>
    </style:style>
    <style:style style:name="T22" style:family="text">
      <style:text-properties style:font-name="VGBWEV+Cambria" fo:font-size="12pt" style:font-name-asian="VGBWEV+Cambria" style:font-size-asian="12pt" style:font-name-complex="VGBWEV+Cambria" style:font-size-complex="12pt"/>
    </style:style>
    <style:style style:name="T23" style:family="text">
      <style:text-properties officeooo:rsid="002493b2"/>
    </style:style>
    <style:style style:name="T24" style:family="text">
      <style:text-properties officeooo:rsid="00263a6b"/>
    </style:style>
    <style:style style:name="T25" style:family="text">
      <style:text-properties officeooo:rsid="0026f49c"/>
    </style:style>
    <style:style style:name="T26" style:family="text">
      <style:text-properties officeooo:rsid="00275168"/>
    </style:style>
    <style:style style:name="T27" style:family="text">
      <style:text-properties officeooo:rsid="0027eb30"/>
    </style:style>
    <style:style style:name="T28" style:family="text">
      <style:text-properties style:font-name="Courier" fo:font-size="8pt" officeooo:rsid="00296a82" style:font-size-asian="8pt" style:font-size-complex="8pt"/>
    </style:style>
    <style:style style:name="T29" style:family="text">
      <style:text-properties style:font-name="Courier" fo:font-size="7pt" style:font-size-asian="7pt" style:font-size-complex="7pt"/>
    </style:style>
    <style:style style:name="T30" style:family="text">
      <style:text-properties officeooo:rsid="00296a82"/>
    </style:style>
    <style:style style:name="T31" style:family="text">
      <style:text-properties officeooo:rsid="002bf685"/>
    </style:style>
    <style:style style:name="T32" style:family="text">
      <style:text-properties officeooo:rsid="002d1582"/>
    </style:style>
    <style:style style:name="T33" style:family="text">
      <style:text-properties officeooo:rsid="0030e14a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Praktikum Maschinelle Übersetzung – Language Model</text:p>
      <text:p text:style-name="Standard"/>
      <text:p text:style-name="Standard">Um die Aufgaben auszuführen, können sie ihre Daten in folgendem Verzeichnis speichern:</text:p>
      <text:p text:style-name="Standard"><text:tab/><text:span text:style-name="T1">/project/smtstud/ss17</text:span><text:span text:style-name="T1">/systems/USERNAME/</text:span></text:p>
      <text:p text:style-name="P10"/>
      <text:p text:style-name="P21">Wir werden verschiedene Sprachmodelle von Daten trainieren, die aus der Tourismus</text:p>
      <text:p text:style-name="P15">Domain stammen. Sehen Sie sich die Trainingsdaten in deutsch und englisch einmal an, um</text:p>
      <text:p text:style-name="P15">einen Eindruck davon zu gewinnen, womit Sie arbeiten:</text:p>
      <text:p text:style-name="P15">/project/smtstud/ss17/data/corpus/train.de-en.1-99.de</text:p>
      <text:p text:style-name="P15">/project/smtstud/ss17/data/corpus/train.de-en.1-99.en</text:p>
      <text:p text:style-name="P15"/>
      <text:p text:style-name="P15">Sp<text:span text:style-name="T16">ä</text:span>ter werden wir testen, wie gut (schlecht) dieses Modell auf Daten aus einer</text:p>
      <text:p text:style-name="P15">aufgenommenen Vorlesung</text:p>
      <text:p text:style-name="P15">/project/smtstud/ss17/data/dev/lecture.en.Final.sc</text:p>
      <text:p text:style-name="P15">im Vergleich zu den Tourismus Daten passt und wie wir dies durch Interpolation mit</text:p>
      <text:p text:style-name="P15">einem weiteren LM, das auf Parlamentsdebatten trainiert wurde, verbessern k<text:span text:style-name="T17">ö</text:span>nnen.</text:p>
      <text:p text:style-name="P15"/>
      <text:p text:style-name="P24"><text:span text:style-name="T10">Bitte melden Sie sich nach Abschluss jeder Aufgabe, sodass wir ausschlie</text:span>ß<text:span text:style-name="T10">en k</text:span>ö<text:span text:style-name="T10">nnen, dass Sie mit fehlerhaften Dateien weitermachen.</text:span></text:p>
      <text:list xml:id="list883214352893154586" text:style-name="WW8Num4">
        <text:list-item>
          <text:h text:style-name="P58" text:outline-level="2">Trainieren eines Language Model</text:h>
        </text:list-item>
      </text:list>
      <text:p text:style-name="Standard"/>
      <text:p text:style-name="Standard">Wir trainieren das Language Model (LM) mittels des SRI Language Model Toolkit (SriLM). <text:s/>Informationen dazu finden sie unter:</text:p>
      <text:p text:style-name="Standard"><text:tab/><text:a xlink:type="simple" xlink:href="http://www-speech.sri.com/projects/srilm/"><text:span text:style-name="Internet_20_link"><text:span text:style-name="T5">http://www-speech.sri.com/projects/srilm/</text:span></text:span></text:a></text:p>
      <text:p text:style-name="Standard"/>
      <text:p text:style-name="Standard">1.a) Trainieren Sie zunächst 4 englische Sprachmodelle (1 bis 4-gram) mittels des Programms: <text:tab/><text:tab/>/project/smtstud/ss17/bin/<text:span text:style-name="T6">ngram-count</text:span></text:p>
      <text:p text:style-name="Standard">Information zu den Parametern für das Programm finden sie unter:</text:p>
      <text:p text:style-name="Standard"><text:a xlink:type="simple" xlink:href="http://www-speech.sri.com/projects/srilm/manpages/ngram-count.1.html"><text:span text:style-name="Internet_20_link"><text:span text:style-name="T5">http://www-speech.sri.com/projects/srilm/manpages/ngram-count.1.html</text:span></text:span></text:a></text:p>
      <text:p text:style-name="P40">- <text:s text:c="4"/>trainieren Sei ein „open vocabulary“ LM</text:p>
      <text:p text:style-name="P40">- <text:s text:c="4"/>benutzen Sie (modified) Kneser-Ney-Discounting (für alle n-gramme)</text:p>
      <text:p text:style-name="P42">- <text:s text:c="4"/>aktivieren sie die Interpolation der verschieden n-gram Wahrscheinlichkeiten <text:s text:c="4"/></text:p>
      <text:p text:style-name="P42"><text:s text:c="7"/>(für alle n-gramme)</text:p>
      <text:p text:style-name="P43"><text:span text:style-name="T18">- <text:s text:c="4"/></text:span>lesen sie den Trainingstext aus dieser Datei:</text:p>
      <text:p text:style-name="P15"><text:s text:c="18"/>/project/smtstud/ss17/data/corpus/train.de-en.1-99.en</text:p>
      <text:p text:style-name="P16"><text:tab/>- <text:s text:c="4"/>schreiben Sie ein LM des Formats: „backoff N-gram model“ in eine Datei</text:p>
      <text:p text:style-name="Standard"/>
      <text:p text:style-name="P26">Schauen Sie sich den Inhalt der Datei f<text:span text:style-name="T27">ü</text:span>r das 4-gram LM an:</text:p>
      <text:p text:style-name="P27">(Hinweis: das default LM file format ist plain text)</text:p>
      <text:p text:style-name="P25"><text:soft-page-break/><text:span text:style-name="T19"><text:tab/>• </text:span><text:span text:style-name="T13">Wieviele uni-gramme, bi-gramme, tri-gramme und 4-gramme befinden sich im 4-<text:tab/> <text:s text:c="2"/>gram LM?</text:span></text:p>
      <text:p text:style-name="P25"><text:span text:style-name="T19"><text:tab/>• </text:span><text:span text:style-name="T13">Wie sind die Eintr</text:span><text:span text:style-name="T14">ä</text:span><text:span text:style-name="T13">ge in der Modelldatei zu lesen?</text:span></text:p>
      <text:p text:style-name="P36"><text:s text:c="14"/>http://www-speech.sri.com/projects/srilm/manpages/ngram-format.5.html</text:p>
      <text:p text:style-name="Standard"/>
      <text:p text:style-name="Standard"/>
      <text:p text:style-name="Standard"/>
      <text:p text:style-name="Standard"/>
      <text:p text:style-name="Standard"/>
      <text:p text:style-name="Standard">1.b) Trainieren Sie nun ein 4-gram LM mit den zusätzlichen Parametern: </text:p>
      <text:p text:style-name="P44"><text:span text:style-name="T6">–gt</text:span><text:span text:style-name="T7">3</text:span><text:span text:style-name="T6">min 1 –gt</text:span><text:span text:style-name="T7">4</text:span><text:span text:style-name="T6">min 1</text:span></text:p>
      <text:p text:style-name="P45"/>
      <text:list xml:id="list7538608880685670144" text:style-name="WW8Num5">
        <text:list-item>
          <text:p text:style-name="P49">Wie ändern sich die Anzahlen der n-gramme und warum? </text:p>
        </text:list-item>
        <text:list-item>
          <text:p text:style-name="P49">Was lässt sich daraus ablesen?</text:p>
        </text:list-item>
      </text:list>
      <text:p text:style-name="Standard">(Hinweis: Parameter in der manpage: –gt<text:span text:style-name="T8">n</text:span>min. Die default Werte für diesen Parameter lassen sich per ngram-count –help herausfinden.)</text:p>
      <text:p text:style-name="Standard"/>
      <text:p text:style-name="Standard">1.c) Trainieren Sie nun ein 4-gram LM mit den selben Parametern für die deutschen Trainingsdaten:</text:p>
      <text:p text:style-name="Standard"><text:tab/><text:span text:style-name="T1">/project/smtstud/ss17/data/corpus/train.de-en.1-99.de</text:span></text:p>
      <text:p text:style-name="Standard"/>
      <text:list xml:id="list9087489331374903252" text:style-name="WW8Num2">
        <text:list-item>
          <text:p text:style-name="P50">Wie ändern sich die Anzahlen der n-gramme und warum?</text:p>
        </text:list-item>
      </text:list>
      <text:p text:style-name="Standard"/>
      <text:p text:style-name="Standard"/>
      <text:p text:style-name="P27">Antworten f<text:span text:style-name="T23">ü</text:span>r Aufgabe 1:</text:p>
      <text:p text:style-name="P27"/>
      <text:p text:style-name="P28"><text:s text:c="4"/><text:span text:style-name="T29"><text:s/>ngram-count –order 1 –unk –kndiscount –interpolate –text train.de-en.1-99.en –lm small.1gram.lm</text:span></text:p>
      <text:p text:style-name="P30"><text:s text:c="5"/>…</text:p>
      <text:p text:style-name="P30"><text:s text:c="4"/>ngram-count –order 4 –unk –kndiscount –interpolate –text train.de-en.1-99.en –lm small.4gram.lm</text:p>
      <text:p text:style-name="P31"><text:s text:c="4"/>ngram-count –order 4 –unk –kndiscount –interpolate –text train.de-en.1-99.en -<text:span text:style-name="T32">gt3min 1 -gt4min 1 </text:span>–lm small.4gram.<text:span text:style-name="T32">nocutoff.</text:span>lm</text:p>
      <text:p text:style-name="P27"/>
      <text:p text:style-name="P27"><text:s text:c="3"/>ARPA format for N-gram backoff models:</text:p>
      <text:p text:style-name="P25"><text:span text:style-name="T20"><text:s text:c="6"/>probability(</text:span><text:span text:style-name="T21">logarithm) </text:span><text:span text:style-name="T20">w1 w2 (n-gram) </text:span><text:span text:style-name="T21">[</text:span><text:span text:style-name="T20">back-off-weight</text:span><text:span text:style-name="T21">]</text:span></text:p>
      <text:p text:style-name="P29"/>
      <text:p text:style-name="P29"/>
      <text:p text:style-name="P27"><text:s text:c="3"/>Default cutoff f<text:span text:style-name="T23">ü</text:span>r 3- und 4-grams ist 2, d.h. alle 3- und 4-grams, die nur einmal vorkommen, werden nicht ins Modell aufgenommen, so l<text:span text:style-name="T23">ä</text:span>sst sich im Vergleich der Zahlen aus den beiden Modellen die Anzahl aller 3- und 4-grams, die nur einmal vorkommen, direkt ablesen.</text:p>
      <text:p text:style-name="P27">Das Deutsche hat wegen der Morphologie ein h<text:span text:style-name="T23">ö</text:span>heres Vokabular und somit auch mehr ngramme.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ngram order</text:p>
          </table:table-cell>
          <table:table-cell table:style-name="Table1.A1" office:value-type="string">
            <text:p text:style-name="P2">EN with default cutoff</text:p>
          </table:table-cell>
          <table:table-cell table:style-name="Table1.A1" office:value-type="string">
            <text:p text:style-name="P2">EN no cutoffs</text:p>
          </table:table-cell>
          <table:table-cell table:style-name="Table1.D1" office:value-type="string">
            <text:p text:style-name="P2">DE</text:p>
          </table:table-cell>
        </table:table-row>
        <table:table-row table:style-name="Table1.1">
          <table:table-cell table:style-name="Table1.A2" office:value-type="string">
            <text:p text:style-name="P1">ngram 1</text:p>
          </table:table-cell>
          <table:table-cell table:style-name="Table1.A2" office:value-type="string">
            <text:p text:style-name="P6">12 830</text:p>
          </table:table-cell>
          <table:table-cell table:style-name="Table1.A2" office:value-type="string">
            <text:p text:style-name="P6">12 830</text:p>
          </table:table-cell>
          <table:table-cell table:style-name="Table1.D2" office:value-type="string">
            <text:p text:style-name="P6">19 227</text:p>
          </table:table-cell>
        </table:table-row>
        <table:table-row table:style-name="Table1.1">
          <table:table-cell table:style-name="Table1.A2" office:value-type="string">
            <text:p text:style-name="P1">ngram 2</text:p>
          </table:table-cell>
          <table:table-cell table:style-name="Table1.A2" office:value-type="string">
            <text:p text:style-name="P6">107 378</text:p>
          </table:table-cell>
          <table:table-cell table:style-name="Table1.A2" office:value-type="string">
            <text:p text:style-name="P6">107 378</text:p>
          </table:table-cell>
          <table:table-cell table:style-name="Table1.D2" office:value-type="string">
            <text:p text:style-name="P6">145 793</text:p>
          </table:table-cell>
        </table:table-row>
        <table:table-row table:style-name="Table1.1">
          <table:table-cell table:style-name="Table1.A2" office:value-type="string">
            <text:p text:style-name="P1">ngram 3</text:p>
          </table:table-cell>
          <table:table-cell table:style-name="Table1.A2" office:value-type="string">
            <text:p text:style-name="P6">67 102</text:p>
          </table:table-cell>
          <table:table-cell table:style-name="Table1.A2" office:value-type="string">
            <text:p text:style-name="P6">253 472</text:p>
          </table:table-cell>
          <table:table-cell table:style-name="Table1.D2" office:value-type="string">
            <text:p text:style-name="P6">308 864</text:p>
          </table:table-cell>
        </table:table-row>
        <table:table-row table:style-name="Table1.1">
          <table:table-cell table:style-name="Table1.A2" office:value-type="string">
            <text:p text:style-name="P1">ngram 4</text:p>
          </table:table-cell>
          <table:table-cell table:style-name="Table1.A2" office:value-type="string">
            <text:p text:style-name="P6">78 289</text:p>
          </table:table-cell>
          <table:table-cell table:style-name="Table1.A2" office:value-type="string">
            <text:p text:style-name="P6">362 002</text:p>
          </table:table-cell>
          <table:table-cell table:style-name="Table1.D2" office:value-type="string">
            <text:p text:style-name="P6">411 693</text:p>
          </table:table-cell>
        </table:table-row>
      </table:table>
      <text:p text:style-name="Standard"/>
      <text:list xml:id="list105213180858464" text:continue-list="list883214352893154586" text:style-name="WW8Num4">
        <text:list-item>
          <text:h text:style-name="P60" text:outline-level="2"><text:soft-page-break/>Berechnung der Preplexität eines Language Models</text:h>
        </text:list-item>
      </text:list>
      <text:p text:style-name="P32"/>
      <text:p text:style-name="Standard">Wie in der Vorlesung besprochen, kann man die Qualität von LMs mittels der Perplexität für ein Testdatendokument vergleichen. Dazu könne Sie das Programm</text:p>
      <text:p text:style-name="P48">/project/smtstud/ss17/bin/<text:span text:style-name="T6">ngram</text:span></text:p>
      <text:p text:style-name="Standard">benutzen.</text:p>
      <text:p text:style-name="Standard"/>
      <text:p text:style-name="Standard">Informationen zu den Parametern zu diesem Programm finden sie unter:</text:p>
      <text:p text:style-name="P40"><text:a xlink:type="simple" xlink:href="http://www-speech.sri.com/projects/srilm/manpages/ngram.1.html"><text:span text:style-name="Internet_20_link"><text:span text:style-name="T5">http://www-speech.sri.com/projects/srilm/manpages/ngram.1.html</text:span></text:span></text:a></text:p>
      <text:p text:style-name="Standard">Hinweis: Benutzen Sie den Parameter <text:span text:style-name="T6">-ppl</text:span></text:p>
      <text:p text:style-name="Standard">Die Testdaten finden Sie unter:</text:p>
      <text:p text:style-name="P41">/project/smtstud/ss17/data/test/test.btec.en.Final.sc</text:p>
      <text:p text:style-name="Standard"/>
      <text:p text:style-name="Standard">2.a) Berechnen Sie die Perplexität der Testdaten mittels aller englischen LMs, die Sie in Aufgabe 1 trainiert haben.</text:p>
      <text:list xml:id="list4182354180588950099" text:style-name="WW8Num3">
        <text:list-item>
          <text:p text:style-name="P51">Wie verändert sich die Perplexität für LMs aufsteigender Ordnung?</text:p>
        </text:list-item>
        <text:list-item>
          <text:p text:style-name="P51">Welche Schlussfolgerung lässt sich daraus ziehen?</text:p>
        </text:list-item>
      </text:list>
      <text:p text:style-name="P13"/>
      <text:p text:style-name="P13">2.b) Berechnen Sie die Perplexität dieser deutschen Testdaten:</text:p>
      <text:p text:style-name="P11">/project/smtstud/ss17/data/test/test.btec.de.Final.sc</text:p>
      <text:p text:style-name="P13">mittels des deutschen LM aus Aufgabe 1.</text:p>
      <text:p text:style-name="P13"/>
      <text:list xml:id="list7144060717279149970" text:style-name="WW8Num7">
        <text:list-item>
          <text:p text:style-name="P52">Wie verhält sich die Perplexität im Vergleich zum englischen LM und warum?</text:p>
        </text:list-item>
      </text:list>
      <text:p text:style-name="P13"/>
      <text:p text:style-name="P18">Antworten f<text:span text:style-name="T24">ü</text:span>r Aufgabe 2:</text:p>
      <text:p text:style-name="P33"><text:tab/><text:span text:style-name="T29">ngram –lm small.4gram.noCutoff.lm –order 4 –unk –ppl test.btec.en.Final.sc</text:span></text:p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LM</text:p>
          </table:table-cell>
          <table:table-cell table:style-name="Table2.B1" office:value-type="string">
            <text:p text:style-name="P2">ppl</text:p>
          </table:table-cell>
        </table:table-row>
        <table:table-row table:style-name="Table2.1">
          <table:table-cell table:style-name="Table2.A2" office:value-type="string">
            <text:p text:style-name="P1">1-gram LM</text:p>
          </table:table-cell>
          <table:table-cell table:style-name="Table2.B2" office:value-type="string">
            <text:p text:style-name="P6">230.71</text:p>
          </table:table-cell>
        </table:table-row>
        <table:table-row table:style-name="Table2.1">
          <table:table-cell table:style-name="Table2.A2" office:value-type="string">
            <text:p text:style-name="P1">2-gram LM</text:p>
          </table:table-cell>
          <table:table-cell table:style-name="Table2.B2" office:value-type="string">
            <text:p text:style-name="P6">36.25</text:p>
          </table:table-cell>
        </table:table-row>
        <table:table-row table:style-name="Table2.1">
          <table:table-cell table:style-name="Table2.A2" office:value-type="string">
            <text:p text:style-name="P1">3-gram LM</text:p>
          </table:table-cell>
          <table:table-cell table:style-name="Table2.B2" office:value-type="string">
            <text:p text:style-name="P6">23.75</text:p>
          </table:table-cell>
        </table:table-row>
        <table:table-row table:style-name="Table2.1">
          <table:table-cell table:style-name="Table2.A2" office:value-type="string">
            <text:p text:style-name="P1">4-gram LM</text:p>
          </table:table-cell>
          <table:table-cell table:style-name="Table2.B2" office:value-type="string">
            <text:p text:style-name="P6">22.20</text:p>
          </table:table-cell>
        </table:table-row>
        <table:table-row table:style-name="Table2.1">
          <table:table-cell table:style-name="Table2.A2" office:value-type="string">
            <text:p text:style-name="P1">4-gram LM without cutoffs</text:p>
          </table:table-cell>
          <table:table-cell table:style-name="Table2.B6" office:value-type="float" office:value="20.14">
            <text:p text:style-name="P6">20.14</text:p>
          </table:table-cell>
        </table:table-row>
      </table:table>
      <text:p text:style-name="Standard"/>
      <text:p text:style-name="Standard">Komplexere Modelle modellieren die Daten besser, daher sinkt ihre Perplexität.</text:p>
      <text:p text:style-name="Standard"/>
      <text:p text:style-name="P46">P<text:span text:style-name="T24">PL</text:span>-DE <text:span text:style-name="T30">(no cut off)</text:span>: <text:span text:style-name="T9">33.56</text:span></text:p>
      <text:p text:style-name="P15">Die Perplexit<text:span text:style-name="T24">ä</text:span>t sinkt f<text:span text:style-name="T24">ür</text:span> Modelle h<text:span text:style-name="T24">ö</text:span>herer Ordnung, da das gr<text:span text:style-name="T24">öß</text:span>ere Modell die Daten</text:p>
      <text:p text:style-name="P15">besser modelliert. Anschaulich: es ist einfacher das n<text:span text:style-name="T24">ä</text:span>chste Wort zu „raten“ wenn man</text:p>
      <text:p text:style-name="P15">mehr W<text:span text:style-name="T24">ö</text:span>rter aus der history zur Verf<text:span text:style-name="T24">ü</text:span>gung hat.</text:p>
      <text:p text:style-name="P15">Das deutsche Modell hat wegen des gr<text:span text:style-name="T24">öß</text:span>eren Vokabulars einen deutlich h<text:span text:style-name="T24">ö</text:span>heren</text:p>
      <text:p text:style-name="P16">Verzweigungsgrad.</text:p>
      <text:p text:style-name="P16"/>
      <text:p text:style-name="P20"><text:soft-page-break/>2.c)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Technik</text:p>
          </table:table-cell>
          <table:table-cell table:style-name="Table4.B1" office:value-type="string">
            <text:p text:style-name="P8">Ppl</text:p>
          </table:table-cell>
        </table:table-row>
        <table:table-row table:style-name="Table4.1">
          <table:table-cell table:style-name="Table4.A2" office:value-type="string">
            <text:p text:style-name="P5">No discounting</text:p>
          </table:table-cell>
          <table:table-cell table:style-name="Table4.B2" office:value-type="string">
            <text:p text:style-name="P9">23.85</text:p>
          </table:table-cell>
        </table:table-row>
        <table:table-row table:style-name="Table4.1">
          <table:table-cell table:style-name="Table4.A2" office:value-type="string">
            <text:p text:style-name="P5">Witten bell</text:p>
          </table:table-cell>
          <table:table-cell table:style-name="Table4.B2" office:value-type="string">
            <text:p text:style-name="P9">21.81</text:p>
          </table:table-cell>
        </table:table-row>
        <table:table-row table:style-name="Table4.1">
          <table:table-cell table:style-name="Table4.A2" office:value-type="string">
            <text:p text:style-name="P5">Kneser ney</text:p>
          </table:table-cell>
          <table:table-cell table:style-name="Table4.B2" office:value-type="string">
            <text:p text:style-name="P9">22.28</text:p>
          </table:table-cell>
        </table:table-row>
      </table:table>
      <text:list xml:id="list105213209264612" text:continue-list="list105213180858464" text:style-name="WW8Num4">
        <text:list-item>
          <text:h text:style-name="P59" text:outline-level="2">Interpolieren von Language Models</text:h>
        </text:list-item>
      </text:list>
      <text:p text:style-name="Standard"/>
      <text:p text:style-name="Standard">Gegeben sind:</text:p>
      <text:p text:style-name="Standard"><text:s/>Zwei 4-gram Sprachmodelle, die auf <text:s/>Textdaten aus unterschiedlichen Quellen trainiert wurden: </text:p>
      <text:p text:style-name="Standard">- das englische 4-gram LM aus Aufgabe 1 und</text:p>
      <text:list xml:id="list1982759814821863353" text:style-name="L1">
        <text:list-item>
          <text:p text:style-name="P53">/project/smtstud/ss17/models/big.4.en.unk.srilm</text:p>
        </text:list-item>
      </text:list>
      <text:p text:style-name="P10"/>
      <text:p text:style-name="Standard">Testdaten, die aus einer weiteren unterschiedlichen Quelle stammen. Diese Daten wurden in ein development set und ein test set zerlegt:</text:p>
      <text:p text:style-name="P10">/project/smtstud/ss17/data/dev/lecture.en.Final.sc</text:p>
      <text:p text:style-name="P10">/project/smtstud/ss17/data/test/lecture.en.Final.sc</text:p>
      <text:p text:style-name="Standard"/>
      <text:p text:style-name="Standard">Zwei LMs können mittels des Programms:</text:p>
      <text:p text:style-name="Standard"><text:span text:style-name="T1">/project/smtstud/ss17/bin/</text:span><text:span text:style-name="T2">compute-best-mix</text:span></text:p>
      <text:p text:style-name="P39"><text:span text:style-name="T1">/project/smtstud/ss17/bin/</text:span><text:span text:style-name="T3">ngram</text:span></text:p>
      <text:p text:style-name="P12"/>
      <text:p text:style-name="Standard">interpoliert werden.</text:p>
      <text:p text:style-name="Standard">Informationen zum Benutzung dieses Programms finden sie unter:</text:p>
      <text:p text:style-name="Standard"><text:a xlink:type="simple" xlink:href="http://www.speech.sri.com/projects/srilm/manpages/ppl-scripts.1.html"><text:span text:style-name="Internet_20_link"><text:span text:style-name="T5">http://www.speech.sri.com/projects/srilm/manpages/ppl-scripts.1.html</text:span></text:span></text:a></text:p>
      <text:p text:style-name="Standard">3.a) Berechnen Sie die optimalen Interpolationsgewichte für die beiden LMs für das gegebene development set.</text:p>
      <text:p text:style-name="Standard">Interpolieren Sie die beiden LMs gleichgewichtet (0.5 0.5) und mit optimalen Interpolationsgewichten.</text:p>
      <text:p text:style-name="Standard"/>
      <text:p text:style-name="P14"><text:span text:style-name="T13">Hinweis: Das interpolieren zweier LMs erfordert </text:span><text:span text:style-name="T22">3 Schritte</text:span><text:span text:style-name="T13">:</text:span></text:p>
      <text:p text:style-name="P14"><text:span text:style-name="T13">Erstellen je einer Zwischendatei mittels </text:span><text:span text:style-name="T22">ngram -debug 2 –ppl –order … </text:span><text:span text:style-name="T13">f</text:span><text:span text:style-name="T15">ü</text:span><text:span text:style-name="T13">r jedes Modell,</text:span></text:p>
      <text:p text:style-name="P14"><text:span text:style-name="T13">Berechnen der optimalen Interpolationsgewichte mittels </text:span><text:span text:style-name="T22">compute-best-mix </text:span><text:span text:style-name="T13">und</text:span></text:p>
      <text:p text:style-name="P22"><text:span text:style-name="T10">Erstellen des interpolierten LM mittels </text:span><text:span text:style-name="T22">ngram –lm … -mix-lm …</text:span></text:p>
      <text:p text:style-name="P35"/>
      <text:list xml:id="list6873053484516839140" text:style-name="WW8Num8">
        <text:list-item>
          <text:p text:style-name="P54">Welche Perplexität hat das development set für die beiden einzelnen LMs?<text:line-break/>(Hinweis: Steht in der von ngram –debug 2 … ausgegebenen Datei)</text:p>
        </text:list-item>
        <text:list-item>
          <text:p text:style-name="P54">Wie verändert sich die Perplexität zwischen der gleich gewichteten Anfangsinterpolation und der mit optimalen Gewichen?</text:p>
        </text:list-item>
        <text:list-item>
          <text:p text:style-name="P54">Was sind die Werte der beiden Lambdas?</text:p>
        </text:list-item>
      </text:list>
      <text:p text:style-name="Standard"/>
      <text:p text:style-name="Standard"><text:soft-page-break/>3.b) Berechnen Sie die Perplexitäten für die beiden einzelnen LMs und die beiden <text:s/>interpolierten LMs für die Testdaten, die nicht zur Interpolation verwendet wurden.</text:p>
      <text:p text:style-name="Standard"/>
      <text:list xml:id="list783935848971965940" text:style-name="WW8Num6">
        <text:list-item>
          <text:p text:style-name="P55">Wie verändert sich die Perplexität in diesem Fall?</text:p>
        </text:list-item>
      </text:list>
      <text:p text:style-name="Standard"/>
      <text:p text:style-name="P15">Antworten f<text:span text:style-name="T25">ü</text:span>r Aufgabe 3:</text:p>
      <text:p text:style-name="P37">ngram –lm small.4gram.noCutoff.lm –order 4 –unk –ppl dev/lecture.en.Final.sc -debug 2 &gt; small.4gram.noCutoff.lm.ppl.log</text:p>
      <text:p text:style-name="P33"/>
      <text:p text:style-name="P37">ngram –lm big.4.en.unk.srilm –order 4 –unk –ppl dev/lecture.en.Final.sc -debug 2 &gt; big.4.en.unk.srilm.ppl.log</text:p>
      <text:p text:style-name="P33"/>
      <text:p text:style-name="P37">compute-best-mix small.4gram.noCutoff.lm.ppl.log big.4.en.unk.srilm.ppl.log</text:p>
      <text:p text:style-name="P37"/>
      <text:p text:style-name="P37">ngram –order 4 –unk –lm small.4gram.noCutoff.lm -mix-lm big.4.en.unk.srilm –lambda 0.5 -write-lm</text:p>
      <text:p text:style-name="P37">Interpol.uniform.4gram.srilm</text:p>
      <text:p text:style-name="P33"/>
      <text:p text:style-name="P37">ngram –order 4 –unk –lm small.4gram.noCutoff.lm -mix-lm big.4.en.unk.srilm –lambda 0.<text:span text:style-name="T33">32</text:span> -write-lm</text:p>
      <text:p text:style-name="P38">Interpol.uniform.4gram.srilm</text:p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LM</text:p>
          </table:table-cell>
          <table:table-cell table:style-name="Table3.A1" office:value-type="string">
            <text:p text:style-name="P2">ppl dev</text:p>
          </table:table-cell>
          <table:table-cell table:style-name="Table3.C1" office:value-type="string">
            <text:p text:style-name="P2">ppl test</text:p>
          </table:table-cell>
        </table:table-row>
        <table:table-row table:style-name="Table3.1">
          <table:table-cell table:style-name="Table3.A2" office:value-type="string">
            <text:p text:style-name="P1">small</text:p>
          </table:table-cell>
          <table:table-cell table:style-name="Table3.B2" office:value-type="float" office:value="505.71">
            <text:p text:style-name="P6">505.71</text:p>
          </table:table-cell>
          <table:table-cell table:style-name="Table3.C2" office:value-type="string">
            <text:p text:style-name="P6">553.96</text:p>
          </table:table-cell>
        </table:table-row>
        <table:table-row table:style-name="Table3.1">
          <table:table-cell table:style-name="Table3.A2" office:value-type="string">
            <text:p text:style-name="P1">big</text:p>
          </table:table-cell>
          <table:table-cell table:style-name="Table3.B2" office:value-type="float" office:value="296.75">
            <text:p text:style-name="P9">296.75</text:p>
          </table:table-cell>
          <table:table-cell table:style-name="Table3.C3" office:value-type="string">
            <text:p text:style-name="P9">224.01</text:p>
          </table:table-cell>
        </table:table-row>
        <table:table-row table:style-name="Table3.1">
          <table:table-cell table:style-name="Table3.A2" office:value-type="string">
            <text:p text:style-name="P1">interpol-uniform</text:p>
          </table:table-cell>
          <table:table-cell table:style-name="Table3.B2" office:value-type="float" office:value="261.31">
            <text:p text:style-name="P9">261.31</text:p>
          </table:table-cell>
          <table:table-cell table:style-name="Table3.C4" office:value-type="float" office:value="215.14">
            <text:p text:style-name="P9">215.14</text:p>
          </table:table-cell>
        </table:table-row>
        <table:table-row table:style-name="Table3.1">
          <table:table-cell table:style-name="Table3.A2" office:value-type="string">
            <text:p text:style-name="P1">interpol-tuned</text:p>
          </table:table-cell>
          <table:table-cell table:style-name="Table3.B2" office:value-type="float" office:value="254.42">
            <text:p text:style-name="P9">254.42</text:p>
          </table:table-cell>
          <table:table-cell table:style-name="Table3.C5" office:value-type="string">
            <text:p text:style-name="P9">203.97</text:p>
          </table:table-cell>
        </table:table-row>
        <table:table-row table:style-name="Table3.1">
          <table:table-cell table:style-name="Table3.A2" office:value-type="string">
            <text:p text:style-name="P3">One model (all data)</text:p>
            <text:p text:style-name="P4"><text:span text:style-name="T30">(</text:span><text:span text:style-name="T28">all.srilm</text:span><text:span text:style-name="T30">)</text:span></text:p>
          </table:table-cell>
          <table:table-cell table:style-name="Table3.B2" office:value-type="float" office:value="291.47">
            <text:p text:style-name="P7">291.47</text:p>
          </table:table-cell>
          <table:table-cell table:style-name="Table3.C4" office:value-type="float" office:value="218.88">
            <text:p text:style-name="P7">218.88</text:p>
          </table:table-cell>
        </table:table-row>
      </table:table>
      <text:p text:style-name="Standard"/>
      <text:p text:style-name="P15">Die Testdaten aus der lecture-domain getestet mit dem Tourismus-LM haben eine deutlich</text:p>
      <text:p text:style-name="P15">h<text:span text:style-name="T25">ö</text:span>here Perplexit<text:span text:style-name="T25">ä</text:span>t als die in-domain Tourismus Daten.</text:p>
      <text:p text:style-name="P15">Die Perplexit<text:span text:style-name="T25">ä</text:span>t sinkt mit optimierten Gewichten.</text:p>
      <text:p text:style-name="P19">Lambda(big)= 0.67685; Lambda(small)=0.32315</text:p>
      <text:p text:style-name="P23"><text:span text:style-name="T10">Die Perplexit</text:span><text:span text:style-name="T11">ä</text:span><text:span text:style-name="T10">t sinkt normalerweise f</text:span><text:span text:style-name="T11">ü</text:span><text:span text:style-name="T10">r ungesehene Daten weniger stark.</text:span></text:p>
      <text:p text:style-name="P23"/>
      <text:p text:style-name="P23"/>
      <text:p text:style-name="P23"/>
      <text:p text:style-name="P23"/>
      <text:p text:style-name="P23"/>
      <text:p text:style-name="P17">Antworten zu Fragen, die Studenten gestellt hatten:</text:p>
      <text:p text:style-name="P15">Q: Was bedeutet ppl1 in der Ausgabe von ngram –ppl?</text:p>
      <text:p text:style-name="P15">A: Das ist die Perplexit<text:span text:style-name="T26">ä</text:span>t des Dokuments, wenn man das Satzendesymbol &lt;/s&gt; nicht als</text:p>
      <text:p text:style-name="P15">implizit gegeben ansieht.</text:p>
      <text:p text:style-name="P15"/>
      <text:p text:style-name="P15">Q: Warum haben nicht alle 1-grams bzw. 2-grams ein backoff weight?</text:p>
      <text:p text:style-name="P15">A: Backoff weights werden nur im Modell angegeben, wenn sie als Pr<text:span text:style-name="T26">ä</text:span>fix eines l<text:span text:style-name="T26">ä</text:span>ngeren ngrams vorkommen. F<text:span text:style-name="T26">ü</text:span>r alle anderen ist das backoff weight implizit 1 (oder 0 in der</text:p>
      <text:p text:style-name="P15">Logarithmusrepr<text:span text:style-name="T26">ä</text:span>sentation). Diese Konvention verkleinert die Dateigr<text:span text:style-name="T26">öß</text:span>e erheblich.</text:p>
      <text:p text:style-name="P15"/>
      <text:p text:style-name="P15"><text:soft-page-break/>Q: Warum ist die Anzahl von 3-grammen im 3gram LM und im 4gram LM unterschiedlich, obwohl beide Male cutoff 2 f<text:span text:style-name="T26">ü</text:span>r 3-gramme gilt?</text:p>
      <text:p text:style-name="P24"><text:span text:style-name="T10">A: Beim KN-Discounting wird das Discounting auf die counts der n-gramme angewendet, bevor der cutoff angewendet wird. Dadurch fallen im 4gram LM mehr 3-gramme heraus. Im 3gram LM sind die 3-gramme die n-gramme h</text:span><text:span text:style-name="T12">ö</text:span><text:span text:style-name="T10">chster Ordnung, d.h. die counts werden hier nicht durch das Discounting ver</text:span><text:span text:style-name="T12">ä</text:span><text:span text:style-name="T10">ndert.</text:span></text:p>
      <text:p text:style-name="P24"/>
      <text:list xml:id="list105212112797628" text:continue-list="list105213209264612" text:style-name="WW8Num4">
        <text:list-item>
          <text:list>
            <text:list-header>
              <text:h text:style-name="P61" text:outline-level="2">4. Verwendung des Language Model für Hypothesis Ranking </text:h>
            </text:list-header>
          </text:list>
        </text:list-item>
      </text:list>
      <text:p text:style-name="P47"/>
      <text:p text:style-name="P56">Hyp1: 14.47, rank 2 </text:p>
      <text:p text:style-name="P56">hyp2: 11.96, rank 1</text:p>
      <text:p text:style-name="P56">hyp3: 19.66, rank 4</text:p>
      <text:p text:style-name="P56">hyp4: 14.63, rank 3</text:p>
      <text:p text:style-name="P56">hyp5: 51.96, rank 5 </text:p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XJCED+Symbol" svg:font-family="HXJCED+Symbol"/>
    <style:font-face style:name="OpenSymbol" svg:font-family="OpenSymbol"/>
    <style:font-face style:name="TUNAZI+Cambria" svg:font-family="TUNAZI+Cambria"/>
    <style:font-face style:name="VGBWEV+Cambria" svg:font-family="VGBWEV+Cambria"/>
    <style:font-face style:name="ZQBNZH+Courier" svg:font-family="ZQBNZH+Courier"/>
    <style:font-face style:name="Courier New" svg:font-family="'Courier New'" style:font-family-generic="modern"/>
    <style:font-face style:name="QSIIRO+Courier-Oblique" svg:font-family="QSIIRO+Courier-Oblique" style:font-family-generic="script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>
        <style:tab-stops>
          <style:tab-stop style:position="0.4925in"/>
        </style:tab-stops>
      </style:paragraph-properties>
      <style:text-properties style:use-window-font-color="true" style:font-name="Cambria" fo:font-family="Cambria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class="text">
      <style:paragraph-properties fo:margin-top="0.3335in" fo:margin-bottom="0in" style:contextual-spacing="false" fo:keep-with-next="always"/>
      <style:text-properties fo:color="#345a8a" style:font-name="Calibri" fo:font-family="Calibri" style:font-family-generic="swiss" style:font-pitch="variable" fo:font-size="16pt" fo:font-weight="bold" style:font-size-asian="16pt" style:font-weight-asian="bold" style:font-name-complex="Calibri" style:font-family-complex="Calibri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.4in" fo:margin-right="0in" fo:margin-top="0.139in" fo:margin-bottom="0in" style:contextual-spacing="false" fo:text-indent="-0.4in" style:auto-text-indent="false" fo:keep-with-next="always">
        <style:tab-stops>
          <style:tab-stop style:position="0.4925in"/>
        </style:tab-stops>
      </style:paragraph-properties>
      <style:text-properties fo:color="#4f81bd" style:font-name="Calibri" fo:font-family="Calibri" style:font-family-generic="swiss" style:font-pitch="variable" fo:font-size="13pt" fo:font-weight="bold" style:font-size-asian="13pt" style:font-weight-asian="bold" style:font-name-complex="Calibri" style:font-family-complex="Calibri" style:font-family-generic-complex="swiss" style:font-pitch-complex="variable" style:font-size-complex="13pt" style:font-weight-complex="bold"/>
    </style:style>
    <style:style style:name="List_20_Paragraph" style:display-name="List Paragraph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Absatz-Standardschriftart" style:family="text"/>
    <style:style style:name="Heading_20_1_20_Char" style:display-name="Heading 1 Char" style:family="text" style:parent-style-name="Absatz-Standardschriftart">
      <style:text-properties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Absatz-Standardschriftar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Absatz-Standardschriftart">
      <style:text-properties fo:color="#0000ff" fo:language="en" fo:country="US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0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0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0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0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0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0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0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0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0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0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0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0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0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0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0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0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WW8Num4z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text:style-name="WW8Num4z0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0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0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0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0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0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0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091in" fo:margin-left="0.9846in" fo:margin-right="0.7374in" style:writing-mode="lr-tb" style:layout-grid-color="#c0c0c0" style:layout-grid-lines="61" style:layout-grid-base-height="0.166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091in" fo:margin-left="0.9846in" fo:margin-right="0.8661in" style:writing-mode="lr-tb" style:layout-grid-color="#c0c0c0" style:layout-grid-lines="61" style:layout-grid-base-height="0.166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aktikum Maschinelle Übersetzung – Language Model</dc:title>
    <meta:initial-creator>Almut Silja Hildebrand</meta:initial-creator>
    <meta:creation-date>2011-04-29T18:05:00</meta:creation-date>
    <dc:date>2017-06-06T10:52:11.198503166</dc:date>
    <meta:print-date>2011-05-03T11:46:08</meta:print-date>
    <meta:editing-cycles>22</meta:editing-cycles>
    <meta:generator>LibreOffice/4.2.8.2$Linux_X86_64 LibreOffice_project/420m0$Build-2</meta:generator>
    <meta:editing-duration>P2DT23H27M14S</meta:editing-duration>
    <meta:document-statistic meta:table-count="4" meta:image-count="0" meta:object-count="0" meta:page-count="6" meta:paragraph-count="187" meta:word-count="1213" meta:character-count="9145" meta:non-whitespace-character-count="8016"/>
    <meta:user-defined meta:name="Info 1"/>
    <meta:user-defined meta:name="Info 2"/>
    <meta:user-defined meta:name="Info 3"/>
    <meta:user-defined meta:name="Info 4"/>
  </office:meta>
</office:document-meta>
</file>